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0e552" officeooo:paragraph-rsid="0000e552"/>
    </style:style>
    <style:style style:name="P2" style:family="paragraph" style:parent-style-name="Standard">
      <style:paragraph-properties fo:text-align="justify" style:justify-single-word="false"/>
      <style:text-properties officeooo:rsid="0000e552" officeooo:paragraph-rsid="0000e552"/>
    </style:style>
    <style:style style:name="P3" style:family="paragraph" style:parent-style-name="Standard">
      <style:paragraph-properties fo:text-align="justify" style:justify-single-word="false"/>
      <style:text-properties officeooo:rsid="00014949" officeooo:paragraph-rsid="00014949"/>
    </style:style>
    <style:style style:name="T1" style:family="text">
      <style:text-properties officeooo:rsid="000149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1</text:p>
      <text:p text:style-name="P1">CSCI4030U</text:p>
      <text:p text:style-name="P1">Melvin Cheng – 100526486</text:p>
      <text:p text:style-name="P1"/>
      <text:p text:style-name="P2">Apriori takes in 3 arguments. The first argument is the threshold, the second argument is the data file, the third argument is the number of baskets the program will go through. If the third argument is 0 or less, the entire dataset is used. If there are not enough arguments, the program will stop. </text:p>
      <text:p text:style-name="P2"/>
      <text:p text:style-name="P3">Tests with threshold of 1000, and 5000 were also conducted. However, the values obtain were nearly identical to 500, and 10000. Therefore, they were removed. </text:p>
      <text:p text:style-name="P2"/>
      <text:p text:style-name="P2">PCY takes in 4 arguments. The first argument is the threshold, the second argument is the data file, the third argument is the number of baskets the program will go through, and the fourth argument is the number of buckets. If the third argument is 0 or less, the enter dataset is used. If the fourth argument is 0 or less, the program will stop. If there are not enough arguments, the program will stop. <text:span text:style-name="T1">Change the number of buckets does not seem to significantly change the speed of the program.</text:span></text:p>
      <text:p text:style-name="P2"/>
      <text:p text:style-name="P3">Tests with threshold of 1000, and 5000 were also conducted. However, the values obtain were nearly identical to values obtain from threshold tests of 500, and 10000. Therefore, they were removed.</text:p>
      <text:p text:style-name="P3"/>
      <text:p text:style-name="P3">Threshold tests of 250000 were also conducted on the netflix data. However, due to the scale of the graph, 250000 and 150000 had the exactly results on the graph, therefore, 250000 was removed from the grap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7:25:47.478149439</meta:creation-date>
    <dc:date>2016-03-07T08:35:11.852312077</dc:date>
    <meta:editing-duration>PT17M36S</meta:editing-duration>
    <meta:editing-cycles>1</meta:editing-cycles>
    <meta:document-statistic meta:table-count="0" meta:image-count="0" meta:object-count="0" meta:page-count="1" meta:paragraph-count="8" meta:word-count="243" meta:character-count="1400" meta:non-whitespace-character-count="1162"/>
    <meta:generator>LibreOffice/4.2.8.2$Linux_X86_64 LibreOffice_project/420m0$Build-2</meta:generator>
  </office:meta>
</office:document-meta>
</file>